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fo:font-weight="bold" style:font-weight-asian="bold" style:font-weight-complex="bold"/>
    </style:style>
    <style:style style:name="P2" style:family="paragraph" style:parent-style-name="Standard">
      <style:text-properties fo:color="#800000" fo:font-weight="bold" officeooo:rsid="0019dacc" style:font-weight-asian="bold" style:font-weight-complex="bold"/>
    </style:style>
    <style:style style:name="P3" style:family="paragraph" style:parent-style-name="Standard">
      <style:text-properties fo:color="#800000" fo:font-weight="bold" officeooo:rsid="001dfcf2" officeooo:paragraph-rsid="001dfcf2" style:font-weight-asian="bold" style:font-weight-complex="bold"/>
    </style:style>
    <style:style style:name="P4" style:family="paragraph" style:parent-style-name="Standard">
      <style:text-properties fo:color="#000000" fo:font-weight="bold" officeooo:rsid="0019dacc" officeooo:paragraph-rsid="0019dacc" style:font-weight-asian="bold" style:font-weight-complex="bold"/>
    </style:style>
    <style:style style:name="P5" style:family="paragraph" style:parent-style-name="Standard">
      <style:text-properties fo:color="#000000" fo:font-weight="bold" officeooo:rsid="001dfcf2" officeooo:paragraph-rsid="001dfcf2" style:font-weight-asian="bold" style:font-weight-complex="bold"/>
    </style:style>
    <style:style style:name="P6" style:family="paragraph" style:parent-style-name="Standard">
      <style:text-properties fo:color="#000000" fo:font-weight="bold" officeooo:rsid="001f3ef3" officeooo:paragraph-rsid="001f3ef3" style:font-weight-asian="bold" style:font-weight-complex="bold"/>
    </style:style>
    <style:style style:name="P7" style:family="paragraph" style:parent-style-name="Standard">
      <style:text-properties fo:color="#000000" fo:font-weight="bold" officeooo:rsid="001f3ef3" officeooo:paragraph-rsid="002c6b9f" style:font-weight-asian="bold" style:font-weight-complex="bold"/>
    </style:style>
    <style:style style:name="P8" style:family="paragraph" style:parent-style-name="Standard">
      <style:text-properties fo:color="#000000" fo:font-weight="bold" officeooo:rsid="001f3ef3" officeooo:paragraph-rsid="0040594b" style:font-weight-asian="bold" style:font-weight-complex="bold"/>
    </style:style>
    <style:style style:name="P9" style:family="paragraph" style:parent-style-name="Standard">
      <style:text-properties fo:color="#000000" fo:font-weight="bold" officeooo:rsid="002270f2" officeooo:paragraph-rsid="002270f2" style:font-weight-asian="bold" style:font-weight-complex="bold"/>
    </style:style>
    <style:style style:name="P10" style:family="paragraph" style:parent-style-name="Standard">
      <style:text-properties fo:color="#000000" fo:font-weight="bold" officeooo:rsid="0033e4c4" officeooo:paragraph-rsid="0033e4c4" style:font-weight-asian="bold" style:font-weight-complex="bold"/>
    </style:style>
    <style:style style:name="P11" style:family="paragraph" style:parent-style-name="Standard">
      <style:text-properties fo:color="#000000" fo:font-weight="bold" officeooo:rsid="004004c6" officeooo:paragraph-rsid="004004c6" style:font-weight-asian="bold" style:font-weight-complex="bold"/>
    </style:style>
    <style:style style:name="P12" style:family="paragraph" style:parent-style-name="Standard">
      <style:text-properties fo:color="#000000" fo:font-weight="bold" officeooo:rsid="0045f045" officeooo:paragraph-rsid="0045f045" style:font-weight-asian="bold" style:font-weight-complex="bold"/>
    </style:style>
    <style:style style:name="P13" style:family="paragraph" style:parent-style-name="Standard">
      <style:text-properties fo:color="#000000" fo:font-weight="bold" officeooo:rsid="0046135c" officeooo:paragraph-rsid="0046135c" style:font-weight-asian="bold" style:font-weight-complex="bold"/>
    </style:style>
    <style:style style:name="P14" style:family="paragraph" style:parent-style-name="Standard">
      <style:text-properties fo:color="#000000" fo:font-weight="bold" officeooo:rsid="00469d46" officeooo:paragraph-rsid="00469d46" style:font-weight-asian="bold" style:font-weight-complex="bold"/>
    </style:style>
    <style:style style:name="P15" style:family="paragraph" style:parent-style-name="Standard">
      <style:text-properties fo:color="#000000" fo:font-weight="bold" officeooo:rsid="004926c6" officeooo:paragraph-rsid="004926c6" style:font-weight-asian="bold" style:font-weight-complex="bold"/>
    </style:style>
    <style:style style:name="P16" style:family="paragraph" style:parent-style-name="Standard">
      <style:text-properties fo:color="#000000" fo:font-weight="bold" officeooo:rsid="0049f03e" officeooo:paragraph-rsid="0049f03e" style:font-weight-asian="bold" style:font-weight-complex="bold"/>
    </style:style>
    <style:style style:name="P17" style:family="paragraph" style:parent-style-name="Standard">
      <style:text-properties fo:color="#000000" fo:font-weight="bold" officeooo:rsid="004f6c83" officeooo:paragraph-rsid="004f6c83" style:font-weight-asian="bold" style:font-weight-complex="bold"/>
    </style:style>
    <style:style style:name="P18" style:family="paragraph" style:parent-style-name="Standard">
      <style:text-properties fo:color="#000000" fo:font-weight="bold" officeooo:rsid="00528929" officeooo:paragraph-rsid="00528929" style:font-weight-asian="bold" style:font-weight-complex="bold"/>
    </style:style>
    <style:style style:name="P19" style:family="paragraph" style:parent-style-name="Standard">
      <style:text-properties fo:color="#000000" fo:font-weight="bold" officeooo:rsid="00561d28" officeooo:paragraph-rsid="00561d28" style:font-weight-asian="bold" style:font-weight-complex="bold"/>
    </style:style>
    <style:style style:name="P20" style:family="paragraph" style:parent-style-name="Standard">
      <style:text-properties fo:color="#000000" fo:font-weight="normal" officeooo:rsid="0045f045" officeooo:paragraph-rsid="0045f045" style:font-weight-asian="normal" style:font-weight-complex="normal"/>
    </style:style>
    <style:style style:name="P21" style:family="paragraph" style:parent-style-name="Standard">
      <style:text-properties fo:color="#000000" fo:font-weight="normal" officeooo:rsid="00528929" officeooo:paragraph-rsid="00528929" style:font-weight-asian="normal" style:font-weight-complex="normal"/>
    </style:style>
    <style:style style:name="P22" style:family="paragraph" style:parent-style-name="Standard">
      <style:text-properties fo:color="#000000" fo:font-weight="normal" officeooo:rsid="00561d28" officeooo:paragraph-rsid="00561d28" style:font-weight-asian="normal" style:font-weight-complex="normal"/>
    </style:style>
    <style:style style:name="P23" style:family="paragraph" style:parent-style-name="Standard">
      <style:text-properties fo:color="#000000" fo:font-weight="normal" officeooo:rsid="005ebd38" officeooo:paragraph-rsid="006246a0" style:font-weight-asian="normal" style:font-weight-complex="normal"/>
    </style:style>
    <style:style style:name="P24" style:family="paragraph" style:parent-style-name="Standard">
      <style:text-properties fo:color="#000000" fo:font-weight="normal" officeooo:rsid="006091c6" officeooo:paragraph-rsid="006091c6" style:font-weight-asian="normal" style:font-weight-complex="normal"/>
    </style:style>
    <style:style style:name="P25" style:family="paragraph" style:parent-style-name="Standard">
      <style:text-properties fo:color="#000000" fo:font-weight="normal" officeooo:rsid="006528ca" officeooo:paragraph-rsid="006528ca" style:font-weight-asian="normal" style:font-weight-complex="normal"/>
    </style:style>
    <style:style style:name="P26" style:family="paragraph" style:parent-style-name="Standard">
      <style:text-properties fo:color="#801900" fo:font-weight="bold" officeooo:rsid="0019dacc" officeooo:paragraph-rsid="0019dacc" style:font-weight-asian="bold" style:font-weight-complex="bold"/>
    </style:style>
    <style:style style:name="P27" style:family="paragraph" style:parent-style-name="Standard">
      <style:text-properties fo:color="#801900" fo:font-weight="bold" officeooo:rsid="00412329" officeooo:paragraph-rsid="00412329" style:font-weight-asian="bold" style:font-weight-complex="bold"/>
    </style:style>
    <style:style style:name="P28" style:family="paragraph" style:parent-style-name="Standard">
      <style:text-properties fo:color="#801900" fo:font-weight="bold" officeooo:rsid="0046135c" officeooo:paragraph-rsid="0046135c" style:font-weight-asian="bold" style:font-weight-complex="bold"/>
    </style:style>
    <style:style style:name="P29" style:family="paragraph" style:parent-style-name="Standard">
      <style:text-properties fo:color="#801900" fo:font-weight="bold" officeooo:rsid="00469d46" officeooo:paragraph-rsid="00469d46" style:font-weight-asian="bold" style:font-weight-complex="bold"/>
    </style:style>
    <style:style style:name="P30" style:family="paragraph" style:parent-style-name="Standard">
      <style:text-properties fo:color="#801900" fo:font-weight="bold" officeooo:rsid="004926c6" officeooo:paragraph-rsid="004926c6" style:font-weight-asian="bold" style:font-weight-complex="bold"/>
    </style:style>
    <style:style style:name="P31" style:family="paragraph" style:parent-style-name="Standard">
      <style:text-properties fo:color="#801900" fo:font-weight="bold" officeooo:rsid="004c4088" officeooo:paragraph-rsid="004c4088" style:font-weight-asian="bold" style:font-weight-complex="bold"/>
    </style:style>
    <style:style style:name="P32" style:family="paragraph" style:parent-style-name="Standard">
      <style:text-properties fo:color="#801900" fo:font-weight="bold" officeooo:rsid="004f6c83" officeooo:paragraph-rsid="004f6c83" style:font-weight-asian="bold" style:font-weight-complex="bold"/>
    </style:style>
    <style:style style:name="P33" style:family="paragraph" style:parent-style-name="Standard">
      <style:text-properties fo:color="#801900" fo:font-weight="bold" officeooo:rsid="00561d28" officeooo:paragraph-rsid="00561d28" style:font-weight-asian="bold" style:font-weight-complex="bold"/>
    </style:style>
    <style:style style:name="P34" style:family="paragraph" style:parent-style-name="Standard">
      <style:text-properties fo:color="#801900" fo:font-weight="bold" officeooo:rsid="005ebd38" officeooo:paragraph-rsid="006246a0" style:font-weight-asian="bold" style:font-weight-complex="bold"/>
    </style:style>
    <style:style style:name="P35" style:family="paragraph" style:parent-style-name="Standard">
      <style:text-properties fo:color="#801900" fo:font-weight="bold" officeooo:rsid="006528ca" officeooo:paragraph-rsid="006528ca" style:font-weight-asian="bold" style:font-weight-complex="bold"/>
    </style:style>
    <style:style style:name="P36" style:family="paragraph" style:parent-style-name="Standard">
      <style:text-properties fo:color="#0000ff" fo:font-weight="bold" officeooo:rsid="0019dacc" officeooo:paragraph-rsid="0019dacc" style:font-weight-asian="bold" style:font-weight-complex="bold"/>
    </style:style>
    <style:style style:name="P37" style:family="paragraph" style:parent-style-name="Standard">
      <style:text-properties fo:color="#0000ff" fo:font-weight="bold" officeooo:rsid="00587687" officeooo:paragraph-rsid="00587687" style:font-weight-asian="bold" style:font-weight-complex="bold"/>
    </style:style>
    <style:style style:name="P38" style:family="paragraph" style:parent-style-name="Standard">
      <style:text-properties fo:color="#0000ff" fo:font-weight="bold" officeooo:rsid="001f3ef3" officeooo:paragraph-rsid="001f3ef3" style:font-weight-asian="bold" style:font-weight-complex="bold"/>
    </style:style>
    <style:style style:name="P39" style:family="paragraph" style:parent-style-name="Standard">
      <style:text-properties fo:color="#0000ff" fo:font-weight="bold" officeooo:rsid="004004c6" officeooo:paragraph-rsid="004004c6" style:font-weight-asian="bold" style:font-weight-complex="bold"/>
    </style:style>
    <style:style style:name="P40" style:family="paragraph" style:parent-style-name="Standard">
      <style:text-properties fo:color="#0000ff" fo:font-weight="bold" officeooo:rsid="0045f045" officeooo:paragraph-rsid="0045f045" style:font-weight-asian="bold" style:font-weight-complex="bold"/>
    </style:style>
    <style:style style:name="P41" style:family="paragraph" style:parent-style-name="Standard">
      <style:text-properties fo:color="#0000ff" fo:font-weight="bold" officeooo:rsid="00469d46" officeooo:paragraph-rsid="00469d46" style:font-weight-asian="bold" style:font-weight-complex="bold"/>
    </style:style>
    <style:style style:name="P42" style:family="paragraph" style:parent-style-name="Standard">
      <style:text-properties fo:color="#0000ff" fo:font-weight="bold" officeooo:rsid="004926c6" officeooo:paragraph-rsid="004926c6" style:font-weight-asian="bold" style:font-weight-complex="bold"/>
    </style:style>
    <style:style style:name="P43" style:family="paragraph" style:parent-style-name="Standard">
      <style:text-properties fo:color="#0000ff" fo:font-weight="bold" officeooo:rsid="0049f03e" officeooo:paragraph-rsid="0049f03e" style:font-weight-asian="bold" style:font-weight-complex="bold"/>
    </style:style>
    <style:style style:name="P44" style:family="paragraph" style:parent-style-name="Standard">
      <style:text-properties fo:color="#0000ff" fo:font-weight="bold" officeooo:rsid="004f6c83" officeooo:paragraph-rsid="004f6c83" style:font-weight-asian="bold" style:font-weight-complex="bold"/>
    </style:style>
    <style:style style:name="P45" style:family="paragraph" style:parent-style-name="Standard">
      <style:text-properties fo:color="#0000ff" fo:font-weight="bold" officeooo:rsid="005ebd38" officeooo:paragraph-rsid="005ebd38" style:font-weight-asian="bold" style:font-weight-complex="bold"/>
    </style:style>
    <style:style style:name="P46" style:family="paragraph" style:parent-style-name="Standard">
      <style:text-properties fo:color="#0000ff" fo:font-weight="bold" officeooo:rsid="005ebd38" officeooo:paragraph-rsid="006091c6" style:font-weight-asian="bold" style:font-weight-complex="bold"/>
    </style:style>
    <style:style style:name="P47" style:family="paragraph" style:parent-style-name="Standard">
      <style:text-properties fo:color="#0000ff" fo:font-weight="bold" officeooo:rsid="006091c6" officeooo:paragraph-rsid="006091c6" style:font-weight-asian="bold" style:font-weight-complex="bold"/>
    </style:style>
    <style:style style:name="P48" style:family="paragraph" style:parent-style-name="Standard">
      <style:text-properties fo:color="#990000" fo:font-weight="bold" officeooo:rsid="002270f2" officeooo:paragraph-rsid="002270f2" style:font-weight-asian="bold" style:font-weight-complex="bold"/>
    </style:style>
    <style:style style:name="P49" style:family="paragraph" style:parent-style-name="Standard">
      <style:text-properties fo:color="#990000" fo:font-weight="bold" officeooo:rsid="002c6b9f" officeooo:paragraph-rsid="002270f2" style:font-weight-asian="bold" style:font-weight-complex="bold"/>
    </style:style>
    <style:style style:name="P50" style:family="paragraph" style:parent-style-name="Standard">
      <style:text-properties fo:color="#990000" fo:font-weight="bold" officeooo:rsid="0033e4c4" officeooo:paragraph-rsid="0033e4c4" style:font-weight-asian="bold" style:font-weight-complex="bold"/>
    </style:style>
    <style:style style:name="P51" style:family="paragraph" style:parent-style-name="Standard">
      <style:text-properties fo:color="#cc0000" fo:font-weight="bold" officeooo:rsid="001f3ef3" officeooo:paragraph-rsid="0040594b" style:font-weight-asian="bold" style:font-weight-complex="bold"/>
    </style:style>
    <style:style style:name="T1" style:family="text">
      <style:text-properties officeooo:rsid="0019dacc"/>
    </style:style>
    <style:style style:name="T2" style:family="text">
      <style:text-properties fo:color="#800000"/>
    </style:style>
    <style:style style:name="T3" style:family="text">
      <style:text-properties fo:color="#800000" fo:font-weight="bold" officeooo:rsid="0019dacc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9900ff"/>
    </style:style>
    <style:style style:name="T6" style:family="text">
      <style:text-properties fo:color="#9900ff" officeooo:rsid="002f32e8"/>
    </style:style>
    <style:style style:name="T7" style:family="text">
      <style:text-properties officeooo:rsid="001eea12"/>
    </style:style>
    <style:style style:name="T8" style:family="text">
      <style:text-properties officeooo:rsid="002270f2"/>
    </style:style>
    <style:style style:name="T9" style:family="text">
      <style:text-properties fo:font-weight="normal" officeooo:rsid="002270f2" style:font-weight-asian="normal" style:font-weight-complex="normal"/>
    </style:style>
    <style:style style:name="T10" style:family="text">
      <style:text-properties fo:font-weight="normal" officeooo:rsid="002c6b9f" style:font-weight-asian="normal" style:font-weight-complex="normal"/>
    </style:style>
    <style:style style:name="T11" style:family="text">
      <style:text-properties fo:font-weight="normal" officeooo:rsid="0040594b" style:font-weight-asian="normal" style:font-weight-complex="normal"/>
    </style:style>
    <style:style style:name="T12" style:family="text">
      <style:text-properties officeooo:rsid="002f32e8"/>
    </style:style>
    <style:style style:name="T13" style:family="text">
      <style:text-properties officeooo:rsid="00528929"/>
    </style:style>
    <style:style style:name="T14" style:family="text">
      <style:text-properties officeooo:rsid="00565f3e"/>
    </style:style>
    <style:style style:name="T15" style:family="text">
      <style:text-properties fo:color="#801900" officeooo:rsid="00565f3e"/>
    </style:style>
    <style:style style:name="T16" style:family="text">
      <style:text-properties fo:color="#000000" fo:font-weight="normal" officeooo:rsid="006091c6" style:font-weight-asian="normal" style:font-weight-complex="normal"/>
    </style:style>
    <style:style style:name="T17" style:family="text">
      <style:text-properties fo:color="#000000" officeooo:rsid="006091c6"/>
    </style:style>
    <style:style style:name="T18" style:family="text">
      <style:text-properties officeooo:rsid="006246a0"/>
    </style:style>
    <style:style style:name="T19" style:family="text">
      <style:text-properties officeooo:rsid="006d4feb"/>
    </style:style>
    <style:style style:name="T20" style:family="text">
      <style:text-properties officeooo:rsid="00770c80"/>
    </style:style>
    <style:style style:name="T21" style:family="text">
      <style:text-properties officeooo:rsid="00785484"/>
    </style:style>
    <style:style style:name="T22" style:family="text">
      <style:text-properties officeooo:rsid="00818b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/><text:tab/><text:tab/><text:span text:style-name="T2"><text:tab/><text:tab/><text:tab/><text:tab/></text:span><text:span text:style-name="T3">DOCKER</text:span></text:p>
      <text:p text:style-name="P1"><text:s text:c="23"/><text:tab/><text:tab/><text:tab/> <text:s text:c="6"/><text:span text:style-name="T1">PYTHON-SPARK-HADOOP</text:span></text:p>
      <text:p text:style-name="P1"/>
      <text:p text:style-name="P1"/>
      <text:p text:style-name="P3">Description</text:p>
      <text:p text:style-name="P3">=========</text:p>
      <text:p text:style-name="P3"/>
      <text:p text:style-name="P5"><text:tab/><text:tab/>In this documentation, we will discuss about how to create Docker image<text:span text:style-name="T12">s</text:span> for <text:span text:style-name="T5">python application </text:span><text:span text:style-name="T6">with </text:span><text:span text:style-name="T5">spark </text:span><text:span text:style-name="T6">and hadoop and then we will build and run using docker-compose.</text:span></text:p>
      <text:p text:style-name="P1"/>
      <text:p text:style-name="P2"/>
      <text:p text:style-name="P36">STEP-1 : <text:span text:style-name="T7">PUT ALL THE PROJECT FILES </text:span></text:p>
      <text:p text:style-name="P37">=================================</text:p>
      <text:p text:style-name="P37"/>
      <text:p text:style-name="P37"/>
      <text:p text:style-name="P4"><text:s/>Create one direcctory and put all the project files into that directory .</text:p>
      <text:p text:style-name="P4"/>
      <text:p text:style-name="P4">For example, <text:s/></text:p>
      <text:p text:style-name="P4"><text:s text:c="13"/><text:span text:style-name="T4"><text:s text:c="3"/># mkdir edge</text:span></text:p>
      <text:p text:style-name="P36"><text:s text:c="16"/># cd edge</text:p>
      <text:p text:style-name="P4"><text:s text:c="5"/></text:p>
      <text:p text:style-name="P4">Put all the project files inside that directory ... </text:p>
      <text:p text:style-name="P4"/>
      <text:p text:style-name="P4"><text:s text:c="12"/><text:span text:style-name="T4"><text:s text:c="3"/># ls -l</text:span></text:p>
      <text:p text:style-name="P26">Adultcate.pkl*</text:p>
      <text:p text:style-name="P26">Adultdataset.pkl*</text:p>
      <text:p text:style-name="P26">datsss.pkl*</text:p>
      <text:p text:style-name="P26">db.sqlite3*</text:p>
      <text:p text:style-name="P26">edge/</text:p>
      <text:p text:style-name="P26">file.json*</text:p>
      <text:p text:style-name="P26">.idea/</text:p>
      <text:p text:style-name="P26">manage.py*</text:p>
      <text:p text:style-name="P26">media/</text:p>
      <text:p text:style-name="P26">requirements.txt*</text:p>
      <text:p text:style-name="P26">spark-warehouse/</text:p>
      <text:p text:style-name="P26"/>
      <text:p text:style-name="P26"/>
      <text:p text:style-name="P38">STEP-2 : Create Dockerfile for python application with spark</text:p>
      <text:p text:style-name="P6"/>
      <text:p text:style-name="P7"><text:s text:c="2"/><text:span text:style-name="T9">Create the Dockerfile and enter the following </text:span></text:p>
      <text:p text:style-name="P7"><text:span text:style-name="T9"/></text:p>
      <text:p text:style-name="P7"><text:span text:style-name="T10">NOTE : Here, Dockerfile creates the docker image (ubuntu as a base image) , then install all the required packages including spark ... </text:span></text:p>
      <text:p text:style-name="P7"><text:span text:style-name="T9"><text:s text:c="2"/></text:span></text:p>
      <text:p text:style-name="P6"><text:s text:c="13"/><text:span text:style-name="T8"># vim Dockerfile</text:span></text:p>
      <text:p text:style-name="P6"/>
      <text:p text:style-name="P9"/>
      <text:p text:style-name="P48">#specifying our base docker-image</text:p>
      <text:p text:style-name="P48">FROM ubuntu:16.04</text:p>
      <text:p text:style-name="P48"><text:soft-page-break/></text:p>
      <text:p text:style-name="P48">####installing [software-properties-common] so that we can use [apt-add-repository] to add the repository [ppa:webupd8team/java] form which we install Java8</text:p>
      <text:p text:style-name="P48"/>
      <text:p text:style-name="P48">RUN apt-get update -y</text:p>
      <text:p text:style-name="P48">RUN apt-get install software-properties-common -y</text:p>
      <text:p text:style-name="P48">RUN apt-add-repository ppa:webupd8team/java -y</text:p>
      <text:p text:style-name="P48">RUN apt-get update -y</text:p>
      <text:p text:style-name="P48"/>
      <text:p text:style-name="P48">####automatically agreeing on oracle license agreement that normally pops up while installing java8</text:p>
      <text:p text:style-name="P48">RUN echo debconf shared/accepted-oracle-license-v1-1 select true | debconf-set-selections</text:p>
      <text:p text:style-name="P48">RUN echo debconf shared/accepted-oracle-license-v1-1 seen true | debconf-set-selections</text:p>
      <text:p text:style-name="P48"/>
      <text:p text:style-name="P48">###################Installing python3##############</text:p>
      <text:p text:style-name="P48">RUN apt-get install python3 python3-pip curl vim -y</text:p>
      <text:p text:style-name="P48">RUN apt-get update -y</text:p>
      <text:p text:style-name="P48">RUN which python3</text:p>
      <text:p text:style-name="P48"/>
      <text:p text:style-name="P48">####installing java</text:p>
      <text:p text:style-name="P48">RUN apt-get install -y oracle-java8-installer</text:p>
      <text:p text:style-name="P48"/>
      <text:p text:style-name="P48">#####################################################################################</text:p>
      <text:p text:style-name="P48">####downloading and unpacking Spark 2.2.0 [prebuilt for Hadoop 2.7+ and scala 2.10]</text:p>
      <text:p text:style-name="P48">RUN wget http://apache.mirror.triple-it.nl/spark/spark-2.2.0/spark-2.2.0-bin-hadoop2.7.tgz</text:p>
      <text:p text:style-name="P48">RUN tar -xzf spark-2.2.0-bin-hadoop2.7.tgz</text:p>
      <text:p text:style-name="P48"/>
      <text:p text:style-name="P48"/>
      <text:p text:style-name="P48">####moving the spark root folder to /opt/spark</text:p>
      <text:p text:style-name="P48">RUN mv spark-2.2.0-bin-hadoop2.7 /opt/spark</text:p>
      <text:p text:style-name="P48">RUN echo export SPARK_DIST_CLASSPATH=/usr/local/hadoop/etc/hadoop:/usr/local/hadoop/share/hadoop/common/lib/*:/usr/local/hadoop/share/hadoop/common/*:/usr/local/hadoop/share/hadoop/hdfs:/usr/local/hadoop/share/hadoop/hdfs/lib/*:/usr/local/hadoop/share/hadoop/hdfs/*:/usr/local/hadoop/share/hadoop/yarn/lib/*:/usr/local/hadoop/share/hadoop/yarn/*:/usr/local/hadoop/share/hadoop/mapreduce/lib/*:/usr/local/hadoop/share/hadoop/mapreduce/*:/contrib/capacity-scheduler/*.jar &gt; /opt/spark/conf/spark-env.sh</text:p>
      <text:p text:style-name="P48">RUN echo export PYSPARK_PYTHON=/usr/bin/python3 &gt;&gt; /opt/spark/conf/spark-env.sh</text:p>
      <text:p text:style-name="P48">RUN echo export PYSPARK_DRIVER_PYTHON=python3 &gt;&gt; /opt/spark/conf/spark-env.sh</text:p>
      <text:p text:style-name="P48">RUN echo SPARK_MASTER_HOST=172.20.0.2 &gt;&gt; /opt/spark/conf/spark-env.sh</text:p>
      <text:p text:style-name="P48">RUN echo SPARK_LOCAL_IP=172.20.0.2 &gt;&gt; /opt/spark/conf/spark-env.sh</text:p>
      <text:p text:style-name="P48"/>
      <text:p text:style-name="P48"/>
      <text:p text:style-name="P48">####exposing port 8080 so we can later access the Spark master UI; to verify spark is running …etc.</text:p>
      <text:p text:style-name="P48">EXPOSE 8080</text:p>
      <text:p text:style-name="P48"/>
      <text:p text:style-name="P48">RUN apt-get install curl net-tools -y</text:p>
      <text:p text:style-name="P48"/>
      <text:p text:style-name="P48">RUN which python3</text:p>
      <text:p text:style-name="P48"/>
      <text:p text:style-name="P48"><text:soft-page-break/># Set the working directory to /app</text:p>
      <text:p text:style-name="P48">WORKDIR /app</text:p>
      <text:p text:style-name="P48"/>
      <text:p text:style-name="P48"># Copy the current directory contents into the container at /app</text:p>
      <text:p text:style-name="P48">ADD . /app</text:p>
      <text:p text:style-name="P48"/>
      <text:p text:style-name="P48"># Install some or any needed packages for python3</text:p>
      <text:p text:style-name="P48">RUN pip3 install pandas</text:p>
      <text:p text:style-name="P48">RUN pip3 install numpy</text:p>
      <text:p text:style-name="P48">RUN pip3 install sklearn</text:p>
      <text:p text:style-name="P48">RUN pip3 install scipy</text:p>
      <text:p text:style-name="P48">RUN pip3 install django</text:p>
      <text:p text:style-name="P48">RUN pip3 install djangorestframework</text:p>
      <text:p text:style-name="P48">RUN pip3 install django_pandas</text:p>
      <text:p text:style-name="P48">RUN pip3 install pyspark</text:p>
      <text:p text:style-name="P48"/>
      <text:p text:style-name="P48"># Make port 80 available to the world outside this container</text:p>
      <text:p text:style-name="P48">EXPOSE 8000 80</text:p>
      <text:p text:style-name="P48"/>
      <text:p text:style-name="P48">RUN which python3</text:p>
      <text:p text:style-name="P48"/>
      <text:p text:style-name="P48"># Run app.py when the container launches</text:p>
      <text:p text:style-name="P48">CMD ["python3", "manage.py", "runserver", "0.0.0.0:8000"]</text:p>
      <text:p text:style-name="P48"/>
      <text:p text:style-name="P48"/>
      <text:p text:style-name="P49"/>
      <text:p text:style-name="P10">if wanna create the image right now without docker-compose, use the following commands.</text:p>
      <text:p text:style-name="P10"/>
      <text:p text:style-name="P50"># docker build -f Dockerfile -t pythonspark .</text:p>
      <text:p text:style-name="P50">#docker run -p 8000:80 pythonspark</text:p>
      <text:p text:style-name="P50"/>
      <text:p text:style-name="P50"/>
      <text:p text:style-name="P39">STEP-3: Create the Docker image for hadoop</text:p>
      <text:p text:style-name="P11"/>
      <text:p text:style-name="P8"><text:s text:c="2"/><text:span text:style-name="T9">Create the Dockerfile </text:span><text:span text:style-name="T11">for hadoop </text:span><text:span text:style-name="T9">and enter the following </text:span></text:p>
      <text:p text:style-name="P8"><text:span text:style-name="T9"/></text:p>
      <text:p text:style-name="P8"><text:span text:style-name="T10"/></text:p>
      <text:p text:style-name="P8"><text:span text:style-name="T9"><text:s/></text:span><text:span text:style-name="T8"># vim Dockerfile</text:span></text:p>
      <text:p text:style-name="P51"/>
      <text:p text:style-name="P27"># Creates pseudo distributed hadoop 2.6.5 on Ubuntu 16.04</text:p>
      <text:p text:style-name="P27"/>
      <text:p text:style-name="P27">FROM ubuntu:16.04</text:p>
      <text:p text:style-name="P27"/>
      <text:p text:style-name="P27">USER root</text:p>
      <text:p text:style-name="P27"/>
      <text:p text:style-name="P27"># install dev tools</text:p>
      <text:p text:style-name="P27">RUN apt-get update</text:p>
      <text:p text:style-name="P27">RUN apt-get install -y curl tar sudo openssh-server openssh-client rsync</text:p>
      <text:p text:style-name="P27"/>
      <text:p text:style-name="P27"># passwordless ssh</text:p>
      <text:p text:style-name="P27">RUN rm -f /etc/ssh/ssh_host_dsa_key /etc/ssh/ssh_host_rsa_key /root/.ssh/id_rsa</text:p>
      <text:p text:style-name="P27">RUN ssh-keygen -q -N "" -t dsa -f /etc/ssh/ssh_host_dsa_key</text:p>
      <text:p text:style-name="P27"><text:soft-page-break/>RUN ssh-keygen -q -N "" -t rsa -f /etc/ssh/ssh_host_rsa_key</text:p>
      <text:p text:style-name="P27">RUN ssh-keygen -q -N "" -t rsa -f /root/.ssh/id_rsa</text:p>
      <text:p text:style-name="P27">RUN cp /root/.ssh/id_rsa.pub /root/.ssh/authorized_keys</text:p>
      <text:p text:style-name="P27"/>
      <text:p text:style-name="P27"/>
      <text:p text:style-name="P27"># java</text:p>
      <text:p text:style-name="P27">RUN mkdir -p /usr/java/default</text:p>
      <text:p text:style-name="P27">RUN wget 'http://ftp.upf.br/pub/linux/java/jdk-7u51-linux-x64.tar.gz'</text:p>
      <text:p text:style-name="P27">RUN tar -xvf jdk-7u51-linux-x64.tar.gz</text:p>
      <text:p text:style-name="P27">RUN mv jdk1.7.0_51/* usr/java/default/</text:p>
      <text:p text:style-name="P27"/>
      <text:p text:style-name="P27">ENV JAVA_HOME /usr/java/default/</text:p>
      <text:p text:style-name="P27">ENV PATH $PATH:$JAVA_HOME/bin</text:p>
      <text:p text:style-name="P27"/>
      <text:p text:style-name="P27"># hadoop</text:p>
      <text:p text:style-name="P27">RUN wget http://mirrors.sonic.net/apache/hadoop/common/hadoop-2.6.5/hadoop-2.6.5.tar.gz</text:p>
      <text:p text:style-name="P27">RUN tar -xvf hadoop-2.6.5.tar.gz</text:p>
      <text:p text:style-name="P27">RUN mv hadoop-2.6.5 /usr/local/</text:p>
      <text:p text:style-name="P27">RUN cd /usr/local &amp;&amp; ln -s ./hadoop-2.6.5 hadoop</text:p>
      <text:p text:style-name="P27"/>
      <text:p text:style-name="P27">ENV HADOOP_PREFIX /usr/local/hadoop</text:p>
      <text:p text:style-name="P27">RUN sed -i '/^export JAVA_HOME/ s:.*:export JAVA_HOME=/usr/java/default\nexport HADOOP_PREFIX=/usr/local/hadoop\nexport HADOOP_HOME=/usr/local/hadoop\n:' $HADOOP_PREFIX/etc/hadoop/hadoop-env.sh</text:p>
      <text:p text:style-name="P27">RUN sed -i '/^export HADOOP_CONF_DIR/ s:.*:export HADOOP_CONF_DIR=/usr/local/hadoop/etc/hadoop/:' $HADOOP_PREFIX/etc/hadoop/hadoop-env.sh</text:p>
      <text:p text:style-name="P27">#RUN . $HADOOP_PREFIX/etc/hadoop/hadoop-env.sh</text:p>
      <text:p text:style-name="P27"/>
      <text:p text:style-name="P27">RUN mkdir $HADOOP_PREFIX/input</text:p>
      <text:p text:style-name="P27">RUN cp $HADOOP_PREFIX/etc/hadoop/*.xml $HADOOP_PREFIX/input</text:p>
      <text:p text:style-name="P27"/>
      <text:p text:style-name="P27"># pseudo distributed</text:p>
      <text:p text:style-name="P27">ADD core-site.xml.template $HADOOP_PREFIX/etc/hadoop/core-site.xml.template</text:p>
      <text:p text:style-name="P27">RUN sed s/HOSTNAME/localhost/ /usr/local/hadoop/etc/hadoop/core-site.xml.template &gt; /usr/local/hadoop/etc/hadoop/core-site.xml</text:p>
      <text:p text:style-name="P27">ADD hdfs-site.xml $HADOOP_PREFIX/etc/hadoop/hdfs-site.xml</text:p>
      <text:p text:style-name="P27"/>
      <text:p text:style-name="P27">ADD mapred-site.xml $HADOOP_PREFIX/etc/hadoop/mapred-site.xml</text:p>
      <text:p text:style-name="P27">ADD yarn-site.xml $HADOOP_PREFIX/etc/hadoop/yarn-site.xml</text:p>
      <text:p text:style-name="P27"/>
      <text:p text:style-name="P27">RUN $HADOOP_PREFIX/bin/hdfs namenode -format</text:p>
      <text:p text:style-name="P27"/>
      <text:p text:style-name="P27"># fixing the libhadoop.so like a boss</text:p>
      <text:p text:style-name="P27">RUN rm <text:s/>/usr/local/hadoop/lib/native/*</text:p>
      <text:p text:style-name="P27">RUN curl -Ls http://dl.bintray.com/sequenceiq/sequenceiq-bin/hadoop-native-64-2.6.0.tar|tar -x -C /usr/local/hadoop/lib/native/</text:p>
      <text:p text:style-name="P27"/>
      <text:p text:style-name="P27">ADD ssh_config /root/.ssh/config</text:p>
      <text:p text:style-name="P27">RUN chmod 600 /root/.ssh/config</text:p>
      <text:p text:style-name="P27">RUN chown root:root /root/.ssh/config</text:p>
      <text:p text:style-name="P27"/>
      <text:p text:style-name="P27"><text:soft-page-break/># # installing supervisord</text:p>
      <text:p text:style-name="P27"># RUN yum install -y python-setuptools</text:p>
      <text:p text:style-name="P27"># RUN easy_install pip</text:p>
      <text:p text:style-name="P27"># RUN curl https://bitbucket.org/pypa/setuptools/raw/bootstrap/ez_setup.py -o - | python</text:p>
      <text:p text:style-name="P27"># RUN pip install supervisor</text:p>
      <text:p text:style-name="P27">#</text:p>
      <text:p text:style-name="P27"># ADD supervisord.conf /etc/supervisord.conf</text:p>
      <text:p text:style-name="P27"/>
      <text:p text:style-name="P27">ADD bootstrap.sh /etc/bootstrap.sh</text:p>
      <text:p text:style-name="P27">RUN chown root:root /etc/bootstrap.sh</text:p>
      <text:p text:style-name="P27">RUN chmod 700 /etc/bootstrap.sh</text:p>
      <text:p text:style-name="P27"/>
      <text:p text:style-name="P27">ENV BOOTSTRAP /etc/bootstrap.sh</text:p>
      <text:p text:style-name="P27"/>
      <text:p text:style-name="P27"># workingaround docker.io build error</text:p>
      <text:p text:style-name="P27">RUN ls -la /usr/local/hadoop/etc/hadoop/*-env.sh</text:p>
      <text:p text:style-name="P27">RUN chmod +x /usr/local/hadoop/etc/hadoop/*-env.sh</text:p>
      <text:p text:style-name="P27">RUN ls -la /usr/local/hadoop/etc/hadoop/*-env.sh</text:p>
      <text:p text:style-name="P27"/>
      <text:p text:style-name="P27"># fix the 254 error code</text:p>
      <text:p text:style-name="P27">RUN sed <text:s/>-i "/^[^#]*UsePAM/ s/.*/#&amp;/" <text:s/>/etc/ssh/sshd_config</text:p>
      <text:p text:style-name="P27">RUN echo "UsePAM no" &gt;&gt; /etc/ssh/sshd_config</text:p>
      <text:p text:style-name="P27">RUN echo "Port 2122" &gt;&gt; /etc/ssh/sshd_config</text:p>
      <text:p text:style-name="P27"/>
      <text:p text:style-name="P27"/>
      <text:p text:style-name="P27">RUN service ssh start &amp;&amp; $HADOOP_PREFIX/etc/hadoop/hadoop-env.sh &amp;&amp; $HADOOP_PREFIX/sbin/start-dfs.sh &amp;&amp; $HADOOP_PREFIX/bin/hdfs dfs -mkdir -p /user/root</text:p>
      <text:p text:style-name="P27">RUN service ssh start &amp;&amp; $HADOOP_PREFIX/etc/hadoop/hadoop-env.sh &amp;&amp; $HADOOP_PREFIX/sbin/start-dfs.sh &amp;&amp; $HADOOP_PREFIX/bin/hdfs dfs -put $HADOOP_PREFIX/etc/hadoop/ input</text:p>
      <text:p text:style-name="P27"/>
      <text:p text:style-name="P27">CMD ["/etc/bootstrap.sh", "-d"]</text:p>
      <text:p text:style-name="P27"/>
      <text:p text:style-name="P27">EXPOSE 50020 50090 50070 50010 50075 8031 8032 8033 8040 8042 49707 22 8088 8030</text:p>
      <text:p text:style-name="P27"/>
      <text:p text:style-name="P27"/>
      <text:p text:style-name="P20"/>
      <text:p text:style-name="P20">After that we need to create <text:span text:style-name="T13">the </text:span>some files to modify the hadoop default configuration,</text:p>
      <text:p text:style-name="P20"/>
      <text:p text:style-name="P12"/>
      <text:p text:style-name="P40">i) core-site.xml.template</text:p>
      <text:p text:style-name="P12"><text:s/></text:p>
      <text:p text:style-name="P12"><text:s text:c="6"/># vim core-site.xml.template</text:p>
      <text:p text:style-name="P12"/>
      <text:p text:style-name="P28">&lt;configuration&gt;</text:p>
      <text:p text:style-name="P28"><text:s text:c="6"/>&lt;property&gt;</text:p>
      <text:p text:style-name="P28"><text:s text:c="10"/>&lt;name&gt;fs.defaultFS&lt;/name&gt;</text:p>
      <text:p text:style-name="P28"><text:s text:c="10"/>&lt;value&gt;hdfs://HOSTNAME:9000&lt;/value&gt;</text:p>
      <text:p text:style-name="P28"><text:s text:c="6"/>&lt;/property&gt;</text:p>
      <text:p text:style-name="P28">&lt;/configuration&gt;</text:p>
      <text:p text:style-name="P28"/>
      <text:p text:style-name="P28"><text:soft-page-break/></text:p>
      <text:p text:style-name="P13"/>
      <text:p text:style-name="P13"/>
      <text:p text:style-name="P13"><text:span text:style-name="T4">ii) hdfs-site.xml</text:span></text:p>
      <text:p text:style-name="P13"><text:s text:c="10"/></text:p>
      <text:p text:style-name="P13"><text:s text:c="10"/># vim hdfs-site.xml</text:p>
      <text:p text:style-name="P13"/>
      <text:p text:style-name="P28">&lt;configuration&gt;</text:p>
      <text:p text:style-name="P28"><text:s text:c="4"/>&lt;property&gt;</text:p>
      <text:p text:style-name="P28"><text:s text:c="8"/>&lt;name&gt;dfs.replication&lt;/name&gt;</text:p>
      <text:p text:style-name="P28"><text:s text:c="8"/>&lt;value&gt;1&lt;/value&gt;</text:p>
      <text:p text:style-name="P28"><text:s text:c="4"/>&lt;/property&gt;</text:p>
      <text:p text:style-name="P28"/>
      <text:p text:style-name="P28"><text:s text:c="4"/>&lt;property&gt;</text:p>
      <text:p text:style-name="P28"><text:s text:c="8"/>&lt;name&gt;dfs.namenode.rpc-bind-host&lt;/name&gt;</text:p>
      <text:p text:style-name="P28"><text:s text:c="8"/>&lt;value&gt;0.0.0.0&lt;/value&gt;</text:p>
      <text:p text:style-name="P28"><text:s text:c="4"/>&lt;/property&gt;</text:p>
      <text:p text:style-name="P28"><text:s text:c="4"/>&lt;property&gt;</text:p>
      <text:p text:style-name="P28"><text:s text:c="8"/>&lt;name&gt;dfs.namenode.servicerpc-bind-host&lt;/name&gt;</text:p>
      <text:p text:style-name="P28"><text:s text:c="8"/>&lt;value&gt;0.0.0.0&lt;/value&gt;</text:p>
      <text:p text:style-name="P28"><text:s text:c="4"/>&lt;/property&gt;</text:p>
      <text:p text:style-name="P28">&lt;/configuration&gt;</text:p>
      <text:p text:style-name="P28"/>
      <text:p text:style-name="P41">iii) mapred-site.xml</text:p>
      <text:p text:style-name="P14"/>
      <text:p text:style-name="P14"><text:s text:c="13"/># vim mapred-site.xml</text:p>
      <text:p text:style-name="P14"/>
      <text:p text:style-name="P29">&lt;configuration&gt;</text:p>
      <text:p text:style-name="P29"><text:s text:c="4"/>&lt;property&gt;</text:p>
      <text:p text:style-name="P29"><text:s text:c="8"/>&lt;name&gt;mapreduce.framework.name&lt;/name&gt;</text:p>
      <text:p text:style-name="P29"><text:s text:c="8"/>&lt;value&gt;yarn&lt;/value&gt;</text:p>
      <text:p text:style-name="P29"><text:s text:c="4"/>&lt;/property&gt;</text:p>
      <text:p text:style-name="P29">&lt;/configuration&gt;</text:p>
      <text:p text:style-name="P29"/>
      <text:p text:style-name="P42">iv) ssh_config</text:p>
      <text:p text:style-name="P15"/>
      <text:p text:style-name="P15"><text:s text:c="15"/># vim ssh_config</text:p>
      <text:p text:style-name="P15"/>
      <text:p text:style-name="P30">Host *</text:p>
      <text:p text:style-name="P30"><text:s text:c="2"/>UserKnownHostsFile /dev/null</text:p>
      <text:p text:style-name="P30"><text:s text:c="2"/>StrictHostKeyChecking no</text:p>
      <text:p text:style-name="P30"><text:s text:c="2"/>LogLevel quiet</text:p>
      <text:p text:style-name="P30">Port 2122</text:p>
      <text:p text:style-name="P30"/>
      <text:p text:style-name="P15"/>
      <text:p text:style-name="P43">v) yarn-site.xml</text:p>
      <text:p text:style-name="P16"/>
      <text:p text:style-name="P16"><text:s text:c="16"/># vim yarn-site.xml</text:p>
      <text:p text:style-name="P16"/>
      <text:p text:style-name="P31">&lt;configuration&gt;</text:p>
      <text:p text:style-name="P31"><text:s text:c="4"/>&lt;property&gt;</text:p>
      <text:p text:style-name="P31"><text:s text:c="8"/>&lt;name&gt;yarn.nodemanager.aux-services&lt;/name&gt;</text:p>
      <text:p text:style-name="P31"><text:soft-page-break/><text:s text:c="8"/>&lt;value&gt;mapreduce_shuffle&lt;/value&gt;</text:p>
      <text:p text:style-name="P31"><text:s text:c="4"/>&lt;/property&gt;</text:p>
      <text:p text:style-name="P31"/>
      <text:p text:style-name="P31"><text:s text:c="4"/>&lt;property&gt;</text:p>
      <text:p text:style-name="P31"><text:s text:c="6"/>&lt;name&gt;yarn.application.classpath&lt;/name&gt;</text:p>
      <text:p text:style-name="P31"><text:s text:c="6"/>&lt;value&gt;/usr/local/hadoop/etc/hadoop, /usr/local/hadoop/share/hadoop/common/*, /usr/local/hadoop/share/hadoop/common/lib/*, /usr/local/hadoop/share/hadoop/hdfs/*, /usr/local/hadoop/share/hadoop/hdfs/lib/*, /usr/local/hadoop/share/hadoop/mapreduce/*, /usr/local/hadoop/share/hadoop/mapreduce/lib/*, /usr/local/hadoop/share/hadoop/yarn/*, /usr/local/hadoop/share/hadoop/yarn/lib/*&lt;/value&gt;</text:p>
      <text:p text:style-name="P31"><text:s text:c="4"/>&lt;/property&gt;</text:p>
      <text:p text:style-name="P31"/>
      <text:p text:style-name="P31"><text:s text:c="4"/>&lt;property&gt;</text:p>
      <text:p text:style-name="P31"><text:s text:c="4"/>&lt;description&gt;</text:p>
      <text:p text:style-name="P31"><text:s text:c="6"/>Number of seconds after an application finishes before the nodemanager's</text:p>
      <text:p text:style-name="P31"><text:s text:c="6"/>DeletionService will delete the application's localized file directory</text:p>
      <text:p text:style-name="P31"><text:s text:c="6"/>and log directory.</text:p>
      <text:p text:style-name="P31"/>
      <text:p text:style-name="P31"><text:s text:c="6"/>To diagnose Yarn application problems, set this property's value large</text:p>
      <text:p text:style-name="P31"><text:s text:c="6"/>enough (for example, to 600 = 10 minutes) to permit examination of these</text:p>
      <text:p text:style-name="P31"><text:s text:c="6"/>directories. After changing the property's value, you must restart the</text:p>
      <text:p text:style-name="P31"><text:s text:c="6"/>nodemanager in order for it to have an effect.</text:p>
      <text:p text:style-name="P31"/>
      <text:p text:style-name="P31"><text:s text:c="6"/>The roots of Yarn applications' work directories is configurable with</text:p>
      <text:p text:style-name="P31"><text:s text:c="6"/>the yarn.nodemanager.local-dirs property (see below), and the roots</text:p>
      <text:p text:style-name="P31"><text:s text:c="6"/>of the Yarn applications' log directories is configurable with the</text:p>
      <text:p text:style-name="P31"><text:s text:c="6"/>yarn.nodemanager.log-dirs property (see also below).</text:p>
      <text:p text:style-name="P31"><text:s text:c="4"/>&lt;/description&gt;</text:p>
      <text:p text:style-name="P31"><text:s text:c="4"/>&lt;name&gt;yarn.nodemanager.delete.debug-delay-sec&lt;/name&gt;</text:p>
      <text:p text:style-name="P31"><text:s text:c="4"/>&lt;value&gt;600&lt;/value&gt;</text:p>
      <text:p text:style-name="P31"><text:s text:c="2"/>&lt;/property&gt;</text:p>
      <text:p text:style-name="P31"/>
      <text:p text:style-name="P31">&lt;/configuration&gt;</text:p>
      <text:p text:style-name="P31"/>
      <text:p text:style-name="P31"/>
      <text:p text:style-name="P44">vi) bootstrap.sh</text:p>
      <text:p text:style-name="P17"/>
      <text:p text:style-name="P17"><text:s text:c="14"/># vim bootstrap.sh</text:p>
      <text:p text:style-name="P17"/>
      <text:p text:style-name="P32">#!/bin/bash</text:p>
      <text:p text:style-name="P32"/>
      <text:p text:style-name="P32">: ${HADOOP_PREFIX:=/usr/local/hadoop}</text:p>
      <text:p text:style-name="P32"/>
      <text:p text:style-name="P32">$HADOOP_PREFIX/etc/hadoop/hadoop-env.sh</text:p>
      <text:p text:style-name="P32"/>
      <text:p text:style-name="P32">rm /tmp/*.pid</text:p>
      <text:p text:style-name="P32"/>
      <text:p text:style-name="P32"># installing libraries if any - (resource urls added comma separated to the ACP system variable)</text:p>
      <text:p text:style-name="P32">cd $HADOOP_PREFIX/share/hadoop/common ; for cp in ${ACP//,/ }; do <text:s/>echo == $cp; curl -LO $cp ; done; cd -</text:p>
      <text:p text:style-name="P32"/>
      <text:p text:style-name="P32"><text:soft-page-break/># altering the core-site configuration</text:p>
      <text:p text:style-name="P32">sed s/HOSTNAME/$HOSTNAME/ /usr/local/hadoop/etc/hadoop/core-site.xml.template &gt; /usr/local/hadoop/etc/hadoop/core-site.xml</text:p>
      <text:p text:style-name="P32"/>
      <text:p text:style-name="P32"/>
      <text:p text:style-name="P32">service ssh start</text:p>
      <text:p text:style-name="P32">$HADOOP_PREFIX/sbin/start-dfs.sh</text:p>
      <text:p text:style-name="P32">$HADOOP_PREFIX/sbin/start-yarn.sh</text:p>
      <text:p text:style-name="P32"/>
      <text:p text:style-name="P32">if [[ $1 == "-d" ]]; then</text:p>
      <text:p text:style-name="P32"><text:s text:c="2"/>while true; do sleep 1000; done</text:p>
      <text:p text:style-name="P32">fi</text:p>
      <text:p text:style-name="P32"/>
      <text:p text:style-name="P32">if [[ $1 == "-bash" ]]; then</text:p>
      <text:p text:style-name="P32"><text:s text:c="2"/>/bin/bash</text:p>
      <text:p text:style-name="P32">fi</text:p>
      <text:p text:style-name="P17"/>
      <text:p text:style-name="P18">NOTE : bootstrap.sh script is used to execute the start and stop the hadoop at that time of docker image build and run . </text:p>
      <text:p text:style-name="P21"/>
      <text:p text:style-name="P22">If you wanna create and run the docker image without docker-compose, by using the following command</text:p>
      <text:p text:style-name="P22"/>
      <text:p text:style-name="P19"><text:s text:c="5"/><text:span text:style-name="T15"># docker build -f Dockerfile -t hadoop .</text:span></text:p>
      <text:p text:style-name="P33"><text:s text:c="5"/><text:span text:style-name="T14"># docker run hadoop</text:span></text:p>
      <text:p text:style-name="P22"/>
      <text:p text:style-name="P22"/>
      <text:p text:style-name="P22"/>
      <text:p text:style-name="P45">STEP-4 : DOCKER-COMPOSE</text:p>
      <text:p text:style-name="P47"/>
      <text:p text:style-name="P24"><text:s text:c="5"/>Now we have two Dockerfile.. that is two sections (python with spark and hadoop). <text:s text:c="3"/></text:p>
      <text:p text:style-name="P45"><text:s text:c="5"/></text:p>
      <text:p text:style-name="P46"><text:s text:c="4"/><text:span text:style-name="T16">Then we need to create the </text:span><text:span text:style-name="T17">docker-compose.yml</text:span><text:span text:style-name="T16"> file and enter the following. </text:span></text:p>
      <text:p text:style-name="P46"><text:span text:style-name="T16"/></text:p>
      <text:p text:style-name="P34"><text:span text:style-name="T18">version: '2'</text:span></text:p>
      <text:p text:style-name="P34"><text:span text:style-name="T18">services:</text:span></text:p>
      <text:p text:style-name="P34"><text:span text:style-name="T18"><text:s text:c="2"/>edge:</text:span></text:p>
      <text:p text:style-name="P34"><text:span text:style-name="T18"><text:s text:c="4"/>build: edge/.</text:span></text:p>
      <text:p text:style-name="P34"><text:span text:style-name="T18"><text:s text:c="4"/>ports:</text:span></text:p>
      <text:p text:style-name="P34"><text:span text:style-name="T18"><text:s text:c="5"/>- "8000:80"</text:span></text:p>
      <text:p text:style-name="P34"><text:span text:style-name="T18"><text:s text:c="2"/>hadoop:</text:span></text:p>
      <text:p text:style-name="P34"><text:span text:style-name="T18"><text:s text:c="4"/>build: hadoop/.</text:span></text:p>
      <text:p text:style-name="P34"><text:span text:style-name="T18"><text:s text:c="4"/>ports:</text:span></text:p>
      <text:p text:style-name="P34"><text:span text:style-name="T18"><text:s text:c="5"/>- "80:80" </text:span></text:p>
      <text:p text:style-name="P34"/>
      <text:p text:style-name="P23"/>
      <text:p text:style-name="P25"><text:span text:style-name="T19">Run t</text:span>he <text:span text:style-name="T19">below command to </text:span><text:s/>create and run two images at a time <text:span text:style-name="T19">by using docker-compose.yml</text:span> </text:p>
      <text:p text:style-name="P25"/>
      <text:p text:style-name="P35"><text:s text:c="8"/><text:span text:style-name="T20"># docker-compose build</text:span></text:p>
      <text:p text:style-name="P35"><text:s text:c="8"/><text:span text:style-name="T21"># docker-compose up</text:span></text:p>
      <text:p text:style-name="P35"><text:s text:c="8"/><text:span text:style-name="T22"># docker p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0:14:49.646866615</meta:creation-date>
    <meta:generator>LibreOffice/5.1.6.2$Linux_X86_64 LibreOffice_project/10m0$Build-2</meta:generator>
    <dc:date>2017-08-21T11:39:39.817508093</dc:date>
    <meta:editing-duration>PT1H24M28S</meta:editing-duration>
    <meta:editing-cycles>44</meta:editing-cycles>
    <meta:document-statistic meta:table-count="0" meta:image-count="0" meta:object-count="0" meta:page-count="8" meta:paragraph-count="263" meta:word-count="1178" meta:character-count="11340" meta:non-whitespace-character-count="9852"/>
  </office:meta>
</office:document-meta>
</file>